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6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0.44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94.79pt"/>
    </style:style>
    <style:style style:name="co6" style:family="table-column">
      <style:table-column-properties fo:break-before="auto" style:column-width="86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tr Ret</text:p>
          </table:table-cell>
          <table:table-cell office:value-type="string" calcext:value-type="string">
            <text:p>Unh Clk Cycles</text:p>
          </table:table-cell>
          <table:table-cell office:value-type="string" calcext:value-type="string">
            <text:p>l2 trans reqs</text:p>
          </table:table-cell>
          <table:table-cell office:value-type="string" calcext:value-type="string">
            <text:p>l1lines</text:p>
          </table:table-cell>
          <table:table-cell office:value-type="string" calcext:value-type="string">
            <text:p>l2lines</text:p>
          </table:table-cell>
          <table:table-cell office:value-type="string" calcext:value-type="string">
            <text:p>Per Core b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2</text:p>
          </table:table-cell>
          <table:table-cell office:value-type="string" calcext:value-type="string">
            <text:p>Power3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</text:p>
          </table:table-cell>
          <table:table-cell office:value-type="string" calcext:value-type="string">
            <text:p>L3 REUSE</text:p>
          </table:table-cell>
          <table:table-cell/>
          <table:table-cell office:value-type="string" calcext:value-type="string">
            <text:p>Ipc*100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m_time</text:p>
          </table:table-cell>
          <table:table-cell/>
          <table:table-cell office:value-type="string" calcext:value-type="string">
            <text:p>MM-&gt;L3 BW (MB)</text:p>
          </table:table-cell>
          <table:table-cell/>
          <table:table-cell office:value-type="string" calcext:value-type="string">
            <text:p>L2 REUSE</text:p>
          </table:table-cell>
          <table:table-cell/>
          <table:table-cell office:value-type="string" calcext:value-type="string">
            <text:p>L3 REUSE</text:p>
          </table:table-cell>
          <table:table-cell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53951" calcext:value-type="float">
            <text:p>53951</text:p>
          </table:table-cell>
          <table:table-cell office:value-type="float" office:value="10029" calcext:value-type="float">
            <text:p>10029</text:p>
          </table:table-cell>
          <table:table-cell office:value-type="float" office:value="3422116654.6" calcext:value-type="float">
            <text:p>3422116654.6</text:p>
          </table:table-cell>
          <table:table-cell office:value-type="float" office:value="9373905219" calcext:value-type="float">
            <text:p>9373905219</text:p>
          </table:table-cell>
          <table:table-cell office:value-type="float" office:value="11713946.2" calcext:value-type="float">
            <text:p>11713946.2</text:p>
          </table:table-cell>
          <table:table-cell office:value-type="float" office:value="402662634.9" calcext:value-type="float">
            <text:p>402662634.9</text:p>
          </table:table-cell>
          <table:table-cell office:value-type="float" office:value="399709941.7" calcext:value-type="float">
            <text:p>399709941.7</text:p>
          </table:table-cell>
          <table:table-cell office:value-type="float" office:value="345923.7" calcext:value-type="float">
            <text:p>345923.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713946.2" calcext:value-type="float">
            <text:p>11713946.2</text:p>
          </table:table-cell>
          <table:table-cell office:value-type="float" office:value="25.69" calcext:value-type="float">
            <text:p>25.69</text:p>
          </table:table-cell>
          <table:table-cell office:value-type="float" office:value="25.5" calcext:value-type="float">
            <text:p>25.5</text:p>
          </table:table-cell>
          <table:table-cell office:value-type="float" office:value="0.02" calcext:value-type="float">
            <text:p>0.02</text:p>
          </table:table-cell>
          <table:table-cell office:value-type="float" office:value="1.01" calcext:value-type="float">
            <text:p>1.01</text:p>
          </table:table-cell>
          <table:table-cell office:value-type="float" office:value="2071.05" calcext:value-type="float">
            <text:p>2071.05</text:p>
          </table:table-cell>
          <table:table-cell/>
          <table:table-cell table:formula="of:=1000*[.O2]" office:value-type="float" office:value="360" calcext:value-type="float">
            <text:p>360</text:p>
          </table:table-cell>
          <table:table-cell office:value-type="float" office:value="10029" calcext:value-type="float">
            <text:p>10029</text:p>
          </table:table-cell>
          <table:table-cell office:value-type="float" office:value="24.74" calcext:value-type="float">
            <text:p>24.74</text:p>
          </table:table-cell>
          <table:table-cell table:style-name="ce1" table:formula="of:=[.Y2]/([.X2]/1000)-1" office:value-type="percentage" office:value="1.46684614617609" calcext:value-type="percentage">
            <text:p>146.68%</text:p>
          </table:table-cell>
          <table:table-cell table:style-name="ce2" table:formula="of:=VLOOKUP([.$A2];[.$A$22:.$D$40];2;0)" office:value-type="float" office:value="0.0130228726708075" calcext:value-type="float">
            <text:p>0.01</text:p>
          </table:table-cell>
          <table:table-cell table:style-name="ce1" table:formula="of:=[.AA2]/[.S2]-1" office:value-type="percentage" office:value="-0.348856366459625" calcext:value-type="percentage">
            <text:p>-34.89%</text:p>
          </table:table-cell>
          <table:table-cell table:style-name="ce2" table:formula="of:=VLOOKUP([.$A2];[.$A$22:.$D$40];3;0)" office:value-type="float" office:value="2.2832608695652" calcext:value-type="float">
            <text:p>2.28</text:p>
          </table:table-cell>
          <table:table-cell table:style-name="ce1" table:formula="of:=[.AC2]/[.T2]-1" office:value-type="percentage" office:value="1.26065432630218" calcext:value-type="percentage">
            <text:p>126.07%</text:p>
          </table:table-cell>
          <table:table-cell table:style-name="ce2" table:formula="of:=VLOOKUP([.$A2];[.$A$22:.$D$40];4;0)" office:value-type="float" office:value="1397.09829192546" calcext:value-type="float">
            <text:p>1397.10</text:p>
          </table:table-cell>
          <table:table-cell table:style-name="ce1" table:formula="of:=[.AE2]/[.U2]-1" office:value-type="percentage" office:value="-0.325415469483856" calcext:value-type="percentage">
            <text:p>-32.54%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53983" calcext:value-type="float">
            <text:p>53983</text:p>
          </table:table-cell>
          <table:table-cell office:value-type="float" office:value="15046" calcext:value-type="float">
            <text:p>15046</text:p>
          </table:table-cell>
          <table:table-cell office:value-type="float" office:value="3336240456" calcext:value-type="float">
            <text:p>3336240456</text:p>
          </table:table-cell>
          <table:table-cell office:value-type="float" office:value="9507081604.6" calcext:value-type="float">
            <text:p>9507081604.6</text:p>
          </table:table-cell>
          <table:table-cell office:value-type="float" office:value="11126143.53" calcext:value-type="float">
            <text:p>11126143.53</text:p>
          </table:table-cell>
          <table:table-cell office:value-type="float" office:value="420366694.26" calcext:value-type="float">
            <text:p>420366694.26</text:p>
          </table:table-cell>
          <table:table-cell office:value-type="float" office:value="417120124.13" calcext:value-type="float">
            <text:p>417120124.13</text:p>
          </table:table-cell>
          <table:table-cell office:value-type="float" office:value="1062056.93" calcext:value-type="float">
            <text:p>1062056.93</text:p>
          </table:table-cell>
          <table:table-cell office:value-type="float" office:value="32.73" calcext:value-type="float">
            <text:p>32.7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1126143.53" calcext:value-type="float">
            <text:p>11126143.53</text:p>
          </table:table-cell>
          <table:table-cell office:value-type="float" office:value="26.82" calcext:value-type="float">
            <text:p>26.82</text:p>
          </table:table-cell>
          <table:table-cell office:value-type="float" office:value="26.61" calcext:value-type="float">
            <text:p>26.61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664.81" calcext:value-type="float">
            <text:p>664.81</text:p>
          </table:table-cell>
          <table:table-cell/>
          <table:table-cell table:formula="of:=1000*[.O3]" office:value-type="float" office:value="350" calcext:value-type="float">
            <text:p>350</text:p>
          </table:table-cell>
          <table:table-cell office:value-type="float" office:value="15046" calcext:value-type="float">
            <text:p>15046</text:p>
          </table:table-cell>
          <table:table-cell office:value-type="float" office:value="36.27" calcext:value-type="float">
            <text:p>36.27</text:p>
          </table:table-cell>
          <table:table-cell table:style-name="ce1" table:formula="of:=[.Y3]/([.X3]/1000)-1" office:value-type="percentage" office:value="1.41060747042403" calcext:value-type="percentage">
            <text:p>141.06%</text:p>
          </table:table-cell>
          <table:table-cell table:style-name="ce2" table:formula="of:=VLOOKUP([.$A3];[.$A$22:.$D$40];2;0)" office:value-type="float" office:value="0.0106193343558282" calcext:value-type="float">
            <text:p>0.01</text:p>
          </table:table-cell>
          <table:table-cell table:style-name="ce1" table:formula="of:=[.AA3]/[.S3]-1" office:value-type="percentage" office:value="-0.82301109406953" calcext:value-type="percentage">
            <text:p>-82.30%</text:p>
          </table:table-cell>
          <table:table-cell table:style-name="ce2" table:formula="of:=VLOOKUP([.$A3];[.$A$22:.$D$40];3;0)" office:value-type="float" office:value="2.28880368098159" calcext:value-type="float">
            <text:p>2.29</text:p>
          </table:table-cell>
          <table:table-cell table:style-name="ce1" table:formula="of:=[.AC3]/[.T3]-1" office:value-type="percentage" office:value="1.28880368098159" calcext:value-type="percentage">
            <text:p>128.88%</text:p>
          </table:table-cell>
          <table:table-cell table:style-name="ce2" table:formula="of:=VLOOKUP([.$A3];[.$A$22:.$D$40];4;0)" office:value-type="float" office:value="1819.92061349693" calcext:value-type="float">
            <text:p>1819.92</text:p>
          </table:table-cell>
          <table:table-cell table:style-name="ce1" table:formula="of:=[.AE3]/[.U3]-1" office:value-type="percentage" office:value="1.737504871312" calcext:value-type="percentage">
            <text:p>173.75%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54014" calcext:value-type="float">
            <text:p>54014</text:p>
          </table:table-cell>
          <table:table-cell office:value-type="float" office:value="83268" calcext:value-type="float">
            <text:p>83268</text:p>
          </table:table-cell>
          <table:table-cell office:value-type="float" office:value="9516050026.02" calcext:value-type="float">
            <text:p>9516050026.02</text:p>
          </table:table-cell>
          <table:table-cell office:value-type="float" office:value="6714184971.19" calcext:value-type="float">
            <text:p>6714184971.19</text:p>
          </table:table-cell>
          <table:table-cell office:value-type="float" office:value="216353.74" calcext:value-type="float">
            <text:p>216353.74</text:p>
          </table:table-cell>
          <table:table-cell office:value-type="float" office:value="19048413.32" calcext:value-type="float">
            <text:p>19048413.32</text:p>
          </table:table-cell>
          <table:table-cell office:value-type="float" office:value="29600192.31" calcext:value-type="float">
            <text:p>29600192.31</text:p>
          </table:table-cell>
          <table:table-cell office:value-type="float" office:value="5318480.1" calcext:value-type="float">
            <text:p>5318480.1</text:p>
          </table:table-cell>
          <table:table-cell office:value-type="float" office:value="26.97" calcext:value-type="float">
            <text:p>26.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353.74" calcext:value-type="float">
            <text:p>216353.74</text:p>
          </table:table-cell>
          <table:table-cell office:value-type="float" office:value="1.21" calcext:value-type="float">
            <text:p>1.21</text:p>
          </table:table-cell>
          <table:table-cell office:value-type="float" office:value="1.88" calcext:value-type="float">
            <text:p>1.88</text:p>
          </table:table-cell>
          <table:table-cell office:value-type="float" office:value="0.33" calcext:value-type="float">
            <text:p>0.33</text:p>
          </table:table-cell>
          <table:table-cell office:value-type="float" office:value="0.73" calcext:value-type="float">
            <text:p>0.73</text:p>
          </table:table-cell>
          <table:table-cell office:value-type="float" office:value="713.31" calcext:value-type="float">
            <text:p>713.31</text:p>
          </table:table-cell>
          <table:table-cell/>
          <table:table-cell table:formula="of:=1000*[.O4]" office:value-type="float" office:value="0" calcext:value-type="float">
            <text:p>0</text:p>
          </table:table-cell>
          <table:table-cell office:value-type="float" office:value="83268" calcext:value-type="float">
            <text:p>83268</text:p>
          </table:table-cell>
          <table:table-cell office:value-type="float" office:value="83.72" calcext:value-type="float">
            <text:p>83.72</text:p>
          </table:table-cell>
          <table:table-cell table:style-name="ce1" table:formula="of:=[.Y4]/([.X4]/1000)-1" office:value-type="percentage" office:value="0.00542825575251005" calcext:value-type="percentage">
            <text:p>0.54%</text:p>
          </table:table-cell>
          <table:table-cell table:style-name="ce2" table:formula="of:=VLOOKUP([.$A4];[.$A$22:.$D$40];2;0)" office:value-type="float" office:value="0.342350512121212" calcext:value-type="float">
            <text:p>0.34</text:p>
          </table:table-cell>
          <table:table-cell table:style-name="ce1" table:formula="of:=[.AA4]/[.S4]-1" office:value-type="percentage" office:value="0.0374257943067031" calcext:value-type="percentage">
            <text:p>3.74%</text:p>
          </table:table-cell>
          <table:table-cell table:style-name="ce2" table:formula="of:=VLOOKUP([.$A4];[.$A$22:.$D$40];3;0)" office:value-type="float" office:value="0.62233333333333" calcext:value-type="float">
            <text:p>0.62</text:p>
          </table:table-cell>
          <table:table-cell table:style-name="ce1" table:formula="of:=[.AC4]/[.T4]-1" office:value-type="percentage" office:value="-0.14748858447489" calcext:value-type="percentage">
            <text:p>-14.75%</text:p>
          </table:table-cell>
          <table:table-cell table:style-name="ce2" table:formula="of:=VLOOKUP([.$A4];[.$A$22:.$D$40];4;0)" office:value-type="float" office:value="93.5619393939395" calcext:value-type="float">
            <text:p>93.56</text:p>
          </table:table-cell>
          <table:table-cell table:style-name="ce1" table:formula="of:=[.AE4]/[.U4]-1" office:value-type="percentage" office:value="-0.868834112245813" calcext:value-type="percentage">
            <text:p>-86.88%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54056" calcext:value-type="float">
            <text:p>54056</text:p>
          </table:table-cell>
          <table:table-cell office:value-type="float" office:value="6018" calcext:value-type="float">
            <text:p>6018</text:p>
          </table:table-cell>
          <table:table-cell office:value-type="float" office:value="18073232745.33" calcext:value-type="float">
            <text:p>18073232745.33</text:p>
          </table:table-cell>
          <table:table-cell office:value-type="float" office:value="9373913369" calcext:value-type="float">
            <text:p>9373913369</text:p>
          </table:table-cell>
          <table:table-cell office:value-type="float" office:value="9830684" calcext:value-type="float">
            <text:p>9830684</text:p>
          </table:table-cell>
          <table:table-cell office:value-type="float" office:value="400662900.66" calcext:value-type="float">
            <text:p>400662900.66</text:p>
          </table:table-cell>
          <table:table-cell office:value-type="float" office:value="529988016.83" calcext:value-type="float">
            <text:p>529988016.83</text:p>
          </table:table-cell>
          <table:table-cell office:value-type="float" office:value="146977.33" calcext:value-type="float">
            <text:p>146977.33</text:p>
          </table:table-cell>
          <table:table-cell office:value-type="float" office:value="34.16" calcext:value-type="float">
            <text:p>34.1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9830684" calcext:value-type="float">
            <text:p>9830684</text:p>
          </table:table-cell>
          <table:table-cell office:value-type="float" office:value="25.56" calcext:value-type="float">
            <text:p>25.56</text:p>
          </table:table-cell>
          <table:table-cell office:value-type="float" office:value="33.81" calcext:value-type="float">
            <text:p>33.8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7715.45" calcext:value-type="float">
            <text:p>7715.45</text:p>
          </table:table-cell>
          <table:table-cell/>
          <table:table-cell table:formula="of:=1000*[.O5]" office:value-type="float" office:value="1920" calcext:value-type="float">
            <text:p>1920</text:p>
          </table:table-cell>
          <table:table-cell office:value-type="float" office:value="6018" calcext:value-type="float">
            <text:p>6018</text:p>
          </table:table-cell>
          <table:table-cell office:value-type="float" office:value="6.72" calcext:value-type="float">
            <text:p>6.72</text:p>
          </table:table-cell>
          <table:table-cell table:style-name="ce1" table:formula="of:=[.Y5]/([.X5]/1000)-1" office:value-type="percentage" office:value="0.116650049850449" calcext:value-type="percentage">
            <text:p>11.67%</text:p>
          </table:table-cell>
          <table:table-cell table:style-name="ce2" table:formula="of:=VLOOKUP([.$A5];[.$A$22:.$D$40];2;0)" office:value-type="float" office:value="0.00870780327868852" calcext:value-type="float">
            <text:p>0.01</text:p>
          </table:table-cell>
          <table:table-cell table:style-name="ce1"/>
          <table:table-cell table:style-name="ce2" table:formula="of:=VLOOKUP([.$A5];[.$A$22:.$D$40];3;0)" office:value-type="float" office:value="0.764655737704918" calcext:value-type="float">
            <text:p>0.76</text:p>
          </table:table-cell>
          <table:table-cell table:style-name="ce1" table:formula="of:=[.AC5]/[.T5]-1" office:value-type="percentage" office:value="0.0195409836065574" calcext:value-type="percentage">
            <text:p>1.95%</text:p>
          </table:table-cell>
          <table:table-cell table:style-name="ce2" table:formula="of:=VLOOKUP([.$A5];[.$A$22:.$D$40];4;0)" office:value-type="float" office:value="8512.06137704918" calcext:value-type="float">
            <text:p>8512.06</text:p>
          </table:table-cell>
          <table:table-cell table:style-name="ce1" table:formula="of:=[.AE5]/[.U5]-1" office:value-type="percentage" office:value="0.103248854836618" calcext:value-type="percentage">
            <text:p>10.32%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54087" calcext:value-type="float">
            <text:p>54087</text:p>
          </table:table-cell>
          <table:table-cell office:value-type="float" office:value="14041" calcext:value-type="float">
            <text:p>14041</text:p>
          </table:table-cell>
          <table:table-cell office:value-type="float" office:value="15570029173.5" calcext:value-type="float">
            <text:p>15570029173.5</text:p>
          </table:table-cell>
          <table:table-cell office:value-type="float" office:value="9281100101.35" calcext:value-type="float">
            <text:p>9281100101.35</text:p>
          </table:table-cell>
          <table:table-cell office:value-type="float" office:value="90878.64" calcext:value-type="float">
            <text:p>90878.64</text:p>
          </table:table-cell>
          <table:table-cell office:value-type="float" office:value="1966622865.78" calcext:value-type="float">
            <text:p>1966622865.78</text:p>
          </table:table-cell>
          <table:table-cell office:value-type="float" office:value="6439166.57" calcext:value-type="float">
            <text:p>6439166.57</text:p>
          </table:table-cell>
          <table:table-cell office:value-type="float" office:value="4401672.85" calcext:value-type="float">
            <text:p>4401672.85</text:p>
          </table:table-cell>
          <table:table-cell office:value-type="float" office:value="35.28" calcext:value-type="float">
            <text:p>35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90878.64" calcext:value-type="float">
            <text:p>90878.64</text:p>
          </table:table-cell>
          <table:table-cell office:value-type="float" office:value="125.49" calcext:value-type="float">
            <text:p>125.49</text:p>
          </table:table-cell>
          <table:table-cell office:value-type="float" office:value="0.41" calcext:value-type="float">
            <text:p>0.41</text:p>
          </table:table-cell>
          <table:table-cell office:value-type="float" office:value="0.28" calcext:value-type="float">
            <text:p>0.28</text:p>
          </table:table-cell>
          <table:table-cell office:value-type="float" office:value="305.6" calcext:value-type="float">
            <text:p>305.6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1000*[.O6]" office:value-type="float" office:value="1670" calcext:value-type="float">
            <text:p>1670</text:p>
          </table:table-cell>
          <table:table-cell office:value-type="float" office:value="14041" calcext:value-type="float">
            <text:p>14041</text:p>
          </table:table-cell>
          <table:table-cell office:value-type="float" office:value="15.03" calcext:value-type="float">
            <text:p>15.03</text:p>
          </table:table-cell>
          <table:table-cell table:style-name="ce1" table:formula="of:=[.Y6]/([.X6]/1000)-1" office:value-type="percentage" office:value="0.0704365785912684" calcext:value-type="percentage">
            <text:p>7.04%</text:p>
          </table:table-cell>
          <table:table-cell table:style-name="ce2" table:formula="of:=VLOOKUP([.$A6];[.$A$22:.$D$40];2;0)" office:value-type="float" office:value="0.28598939464883" calcext:value-type="float">
            <text:p>0.29</text:p>
          </table:table-cell>
          <table:table-cell table:style-name="ce1" table:formula="of:=[.AA6]/[.S6]-1" office:value-type="percentage" office:value="0.0213906951743927" calcext:value-type="percentage">
            <text:p>2.14%</text:p>
          </table:table-cell>
          <table:table-cell table:style-name="ce2" table:formula="of:=VLOOKUP([.$A6];[.$A$22:.$D$40];3;0)" office:value-type="float" office:value="153.857391304348" calcext:value-type="float">
            <text:p>153.86</text:p>
          </table:table-cell>
          <table:table-cell table:style-name="ce1" table:formula="of:=[.AC6]/[.T6]-1" office:value-type="percentage" office:value="-0.496539949920327" calcext:value-type="percentage">
            <text:p>-49.65%</text:p>
          </table:table-cell>
          <table:table-cell table:style-name="ce2" table:formula="of:=VLOOKUP([.$A6];[.$A$22:.$D$40];4;0)" office:value-type="float" office:value="7.45053511705685" calcext:value-type="float">
            <text:p>7.45</text:p>
          </table:table-cell>
          <table:table-cell table:style-name="ce1" table:formula="of:=[.AE6]/[.U6]-1" office:value-type="percentage" office:value="4.10310624455949" calcext:value-type="percentage">
            <text:p>410.31%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54118" calcext:value-type="float">
            <text:p>54118</text:p>
          </table:table-cell>
          <table:table-cell office:value-type="float" office:value="6019" calcext:value-type="float">
            <text:p>6019</text:p>
          </table:table-cell>
          <table:table-cell office:value-type="float" office:value="1445126817.66" calcext:value-type="float">
            <text:p>1445126817.66</text:p>
          </table:table-cell>
          <table:table-cell office:value-type="float" office:value="4914150603.33" calcext:value-type="float">
            <text:p>4914150603.33</text:p>
          </table:table-cell>
          <table:table-cell office:value-type="float" office:value="13132669" calcext:value-type="float">
            <text:p>13132669</text:p>
          </table:table-cell>
          <table:table-cell office:value-type="float" office:value="107816806.33" calcext:value-type="float">
            <text:p>107816806.33</text:p>
          </table:table-cell>
          <table:table-cell office:value-type="float" office:value="80979654" calcext:value-type="float">
            <text:p>80979654</text:p>
          </table:table-cell>
          <table:table-cell office:value-type="float" office:value="8986956.83" calcext:value-type="float">
            <text:p>8986956.83</text:p>
          </table:table-cell>
          <table:table-cell office:value-type="float" office:value="24.33" calcext:value-type="float">
            <text:p>24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3132669" calcext:value-type="float">
            <text:p>13132669</text:p>
          </table:table-cell>
          <table:table-cell office:value-type="float" office:value="6.87" calcext:value-type="float">
            <text:p>6.87</text:p>
          </table:table-cell>
          <table:table-cell office:value-type="float" office:value="5.16" calcext:value-type="float">
            <text:p>5.16</text:p>
          </table:table-cell>
          <table:table-cell office:value-type="float" office:value="0.57" calcext:value-type="float">
            <text:p>0.57</text:p>
          </table:table-cell>
          <table:table-cell office:value-type="float" office:value="1.33" calcext:value-type="float">
            <text:p>1.33</text:p>
          </table:table-cell>
          <table:table-cell office:value-type="float" office:value="9.31" calcext:value-type="float">
            <text:p>9.31</text:p>
          </table:table-cell>
          <table:table-cell/>
          <table:table-cell table:formula="of:=1000*[.O7]" office:value-type="float" office:value="290" calcext:value-type="float">
            <text:p>290</text:p>
          </table:table-cell>
          <table:table-cell office:value-type="float" office:value="6019" calcext:value-type="float">
            <text:p>6019</text:p>
          </table:table-cell>
          <table:table-cell office:value-type="float" office:value="12.38" calcext:value-type="float">
            <text:p>12.38</text:p>
          </table:table-cell>
          <table:table-cell table:style-name="ce1" table:formula="of:=[.Y7]/([.X7]/1000)-1" office:value-type="percentage" office:value="1.05682006977903" calcext:value-type="percentage">
            <text:p>105.68%</text:p>
          </table:table-cell>
          <table:table-cell table:style-name="ce2" table:formula="of:=VLOOKUP([.$A7];[.$A$22:.$D$40];2;0)" office:value-type="float" office:value="0.28648595751634" calcext:value-type="float">
            <text:p>0.29</text:p>
          </table:table-cell>
          <table:table-cell table:style-name="ce1" table:formula="of:=[.AA7]/[.S7]-1" office:value-type="percentage" office:value="-0.497393056988877" calcext:value-type="percentage">
            <text:p>-49.74%</text:p>
          </table:table-cell>
          <table:table-cell table:style-name="ce2" table:formula="of:=VLOOKUP([.$A7];[.$A$22:.$D$40];3;0)" office:value-type="float" office:value="1.26153594771242" calcext:value-type="float">
            <text:p>1.26</text:p>
          </table:table-cell>
          <table:table-cell table:style-name="ce1" table:formula="of:=[.AC7]/[.T7]-1" office:value-type="percentage" office:value="-0.0514767310432933" calcext:value-type="percentage">
            <text:p>-5.15%</text:p>
          </table:table-cell>
          <table:table-cell table:style-name="ce2" table:formula="of:=VLOOKUP([.$A7];[.$A$22:.$D$40];4;0)" office:value-type="float" office:value="16.3519934640523" calcext:value-type="float">
            <text:p>16.35</text:p>
          </table:table-cell>
          <table:table-cell table:style-name="ce1" table:formula="of:=[.AE7]/[.U7]-1" office:value-type="percentage" office:value="0.75639027540841" calcext:value-type="percentage">
            <text:p>75.64%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54149" calcext:value-type="float">
            <text:p>54149</text:p>
          </table:table-cell>
          <table:table-cell office:value-type="float" office:value="9028" calcext:value-type="float">
            <text:p>9028</text:p>
          </table:table-cell>
          <table:table-cell office:value-type="float" office:value="7136845069.22" calcext:value-type="float">
            <text:p>7136845069.22</text:p>
          </table:table-cell>
          <table:table-cell office:value-type="float" office:value="9553408068.33" calcext:value-type="float">
            <text:p>9553408068.33</text:p>
          </table:table-cell>
          <table:table-cell office:value-type="float" office:value="125988.33" calcext:value-type="float">
            <text:p>125988.33</text:p>
          </table:table-cell>
          <table:table-cell office:value-type="float" office:value="15710681.11" calcext:value-type="float">
            <text:p>15710681.11</text:p>
          </table:table-cell>
          <table:table-cell office:value-type="float" office:value="16249583.33" calcext:value-type="float">
            <text:p>16249583.33</text:p>
          </table:table-cell>
          <table:table-cell office:value-type="float" office:value="4002.88" calcext:value-type="float">
            <text:p>4002.88</text:p>
          </table:table-cell>
          <table:table-cell office:value-type="float" office:value="29.66" calcext:value-type="float">
            <text:p>29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5988.33" calcext:value-type="float">
            <text:p>125988.33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39398.33" calcext:value-type="float">
            <text:p>39398.33</text:p>
          </table:table-cell>
          <table:table-cell/>
          <table:table-cell table:formula="of:=1000*[.O8]" office:value-type="float" office:value="740" calcext:value-type="float">
            <text:p>740</text:p>
          </table:table-cell>
          <table:table-cell office:value-type="float" office:value="9028" calcext:value-type="float">
            <text:p>9028</text:p>
          </table:table-cell>
          <table:table-cell office:value-type="float" office:value="10.67" calcext:value-type="float">
            <text:p>10.67</text:p>
          </table:table-cell>
          <table:table-cell table:style-name="ce1" table:formula="of:=[.Y8]/([.X8]/1000)-1" office:value-type="percentage" office:value="0.181878599911387" calcext:value-type="percentage">
            <text:p>18.19%</text:p>
          </table:table-cell>
          <table:table-cell table:style-name="ce2" table:formula="of:=VLOOKUP([.$A8];[.$A$22:.$D$40];2;0)" office:value-type="float" office:value="0.0000574248366013072" calcext:value-type="float">
            <text:p>0.00</text:p>
          </table:table-cell>
          <table:table-cell table:style-name="ce1"/>
          <table:table-cell table:style-name="ce2" table:formula="of:=VLOOKUP([.$A8];[.$A$22:.$D$40];3;0)" office:value-type="float" office:value="0.912745098039215" calcext:value-type="float">
            <text:p>0.91</text:p>
          </table:table-cell>
          <table:table-cell table:style-name="ce1" table:formula="of:=[.AC8]/[.T8]-1" office:value-type="percentage" office:value="-0.0590256721245205" calcext:value-type="percentage">
            <text:p>-5.90%</text:p>
          </table:table-cell>
          <table:table-cell table:style-name="ce2" table:formula="of:=VLOOKUP([.$A8];[.$A$22:.$D$40];4;0)" office:value-type="float" office:value="58321.995882353" calcext:value-type="float">
            <text:p>58322.00</text:p>
          </table:table-cell>
          <table:table-cell table:style-name="ce1" table:formula="of:=[.AE8]/[.U8]-1" office:value-type="percentage" office:value="0.480316446975113" calcext:value-type="percentage">
            <text:p>48.03%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54180" calcext:value-type="float">
            <text:p>54180</text:p>
          </table:table-cell>
          <table:table-cell office:value-type="float" office:value="2007" calcext:value-type="float">
            <text:p>2007</text:p>
          </table:table-cell>
          <table:table-cell office:value-type="float" office:value="6158331557.5" calcext:value-type="float">
            <text:p>6158331557.5</text:p>
          </table:table-cell>
          <table:table-cell office:value-type="float" office:value="6050472445" calcext:value-type="float">
            <text:p>6050472445</text:p>
          </table:table-cell>
          <table:table-cell office:value-type="float" office:value="3028242" calcext:value-type="float">
            <text:p>3028242</text:p>
          </table:table-cell>
          <table:table-cell office:value-type="float" office:value="250566923.5" calcext:value-type="float">
            <text:p>250566923.5</text:p>
          </table:table-cell>
          <table:table-cell office:value-type="float" office:value="46394252.5" calcext:value-type="float">
            <text:p>46394252.5</text:p>
          </table:table-cell>
          <table:table-cell office:value-type="float" office:value="24231923.5" calcext:value-type="float">
            <text:p>24231923.5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28242" calcext:value-type="float">
            <text:p>3028242</text:p>
          </table:table-cell>
          <table:table-cell office:value-type="float" office:value="15.98" calcext:value-type="float">
            <text:p>15.98</text:p>
          </table:table-cell>
          <table:table-cell office:value-type="float" office:value="2.95" calcext:value-type="float">
            <text:p>2.95</text:p>
          </table:table-cell>
          <table:table-cell office:value-type="float" office:value="1.54" calcext:value-type="float">
            <text:p>1.54</text:p>
          </table:table-cell>
          <table:table-cell office:value-type="float" office:value="5.31" calcext:value-type="float">
            <text:p>5.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1000*[.O9]" office:value-type="float" office:value="1000" calcext:value-type="float">
            <text:p>1000</text:p>
          </table:table-cell>
          <table:table-cell office:value-type="float" office:value="2007" calcext:value-type="float">
            <text:p>2007</text:p>
          </table:table-cell>
          <table:table-cell office:value-type="float" office:value="3.14" calcext:value-type="float">
            <text:p>3.14</text:p>
          </table:table-cell>
          <table:table-cell table:style-name="ce1" table:formula="of:=[.Y9]/([.X9]/1000)-1" office:value-type="percentage" office:value="0.564524165421026" calcext:value-type="percentage">
            <text:p>56.45%</text:p>
          </table:table-cell>
          <table:table-cell table:style-name="ce2" table:formula="of:=VLOOKUP([.$A9];[.$A$22:.$D$40];2;0)" office:value-type="float" office:value="2.17690768106312" calcext:value-type="float">
            <text:p>2.18</text:p>
          </table:table-cell>
          <table:table-cell table:style-name="ce1" table:formula="of:=[.AA9]/[.S9]-1" office:value-type="percentage" office:value="0.413576416274753" calcext:value-type="percentage">
            <text:p>41.36%</text:p>
          </table:table-cell>
          <table:table-cell table:style-name="ce2" table:formula="of:=VLOOKUP([.$A9];[.$A$22:.$D$40];3;0)" office:value-type="float" office:value="5.01667774086378" calcext:value-type="float">
            <text:p>5.02</text:p>
          </table:table-cell>
          <table:table-cell table:style-name="ce1" table:formula="of:=[.AC9]/[.T9]-1" office:value-type="percentage" office:value="-0.0552395968241469" calcext:value-type="percentage">
            <text:p>-5.52%</text:p>
          </table:table-cell>
          <table:table-cell table:style-name="ce2" table:formula="of:=VLOOKUP([.$A9];[.$A$22:.$D$40];4;0)" office:value-type="float" office:value="2.27425249169435" calcext:value-type="float">
            <text:p>2.27</text:p>
          </table:table-cell>
          <table:table-cell table:style-name="ce1" table:formula="of:=[.AE9]/[.U9]-1" office:value-type="percentage" office:value="0.196974995628605" calcext:value-type="percentage">
            <text:p>19.70%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54212" calcext:value-type="float">
            <text:p>54212</text:p>
          </table:table-cell>
          <table:table-cell office:value-type="float" office:value="13038" calcext:value-type="float">
            <text:p>13038</text:p>
          </table:table-cell>
          <table:table-cell office:value-type="float" office:value="3616279417.69" calcext:value-type="float">
            <text:p>3616279417.69</text:p>
          </table:table-cell>
          <table:table-cell office:value-type="float" office:value="9618029787.07" calcext:value-type="float">
            <text:p>9618029787.07</text:p>
          </table:table-cell>
          <table:table-cell office:value-type="float" office:value="12686508.76" calcext:value-type="float">
            <text:p>12686508.76</text:p>
          </table:table-cell>
          <table:table-cell office:value-type="float" office:value="405861533.92" calcext:value-type="float">
            <text:p>405861533.92</text:p>
          </table:table-cell>
          <table:table-cell office:value-type="float" office:value="400518794.84" calcext:value-type="float">
            <text:p>400518794.84</text:p>
          </table:table-cell>
          <table:table-cell office:value-type="float" office:value="329312.15" calcext:value-type="float">
            <text:p>329312.15</text:p>
          </table:table-cell>
          <table:table-cell office:value-type="float" office:value="34.3" calcext:value-type="float">
            <text:p>34.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2686508.76" calcext:value-type="float">
            <text:p>12686508.76</text:p>
          </table:table-cell>
          <table:table-cell office:value-type="float" office:value="25.89" calcext:value-type="float">
            <text:p>25.89</text:p>
          </table:table-cell>
          <table:table-cell office:value-type="float" office:value="25.55" calcext:value-type="float">
            <text:p>25.55</text:p>
          </table:table-cell>
          <table:table-cell office:value-type="float" office:value="0.02" calcext:value-type="float">
            <text:p>0.02</text:p>
          </table:table-cell>
          <table:table-cell office:value-type="float" office:value="1.01" calcext:value-type="float">
            <text:p>1.01</text:p>
          </table:table-cell>
          <table:table-cell office:value-type="float" office:value="1537.89" calcext:value-type="float">
            <text:p>1537.89</text:p>
          </table:table-cell>
          <table:table-cell/>
          <table:table-cell table:formula="of:=1000*[.O10]" office:value-type="float" office:value="370" calcext:value-type="float">
            <text:p>370</text:p>
          </table:table-cell>
          <table:table-cell office:value-type="float" office:value="13038" calcext:value-type="float">
            <text:p>13038</text:p>
          </table:table-cell>
          <table:table-cell office:value-type="float" office:value="31.42" calcext:value-type="float">
            <text:p>31.42</text:p>
          </table:table-cell>
          <table:table-cell table:style-name="ce1" table:formula="of:=[.Y10]/([.X10]/1000)-1" office:value-type="percentage" office:value="1.40987881576929" calcext:value-type="percentage">
            <text:p>140.99%</text:p>
          </table:table-cell>
          <table:table-cell table:style-name="ce2" table:formula="of:=VLOOKUP([.$A10];[.$A$22:.$D$40];2;0)" office:value-type="float" office:value="0.00885900952380952" calcext:value-type="float">
            <text:p>0.01</text:p>
          </table:table-cell>
          <table:table-cell table:style-name="ce1" table:formula="of:=[.AA10]/[.S10]-1" office:value-type="percentage" office:value="-0.557049523809524" calcext:value-type="percentage">
            <text:p>-55.70%</text:p>
          </table:table-cell>
          <table:table-cell table:style-name="ce2" table:formula="of:=VLOOKUP([.$A10];[.$A$22:.$D$40];3;0)" office:value-type="float" office:value="2.28288888888889" calcext:value-type="float">
            <text:p>2.28</text:p>
          </table:table-cell>
          <table:table-cell table:style-name="ce1" table:formula="of:=[.AC10]/[.T10]-1" office:value-type="percentage" office:value="1.26028602860286" calcext:value-type="percentage">
            <text:p>126.03%</text:p>
          </table:table-cell>
          <table:table-cell table:style-name="ce2" table:formula="of:=VLOOKUP([.$A10];[.$A$22:.$D$40];4;0)" office:value-type="float" office:value="2209.85009523809" calcext:value-type="float">
            <text:p>2209.85</text:p>
          </table:table-cell>
          <table:table-cell table:style-name="ce1" table:formula="of:=[.AE10]/[.U10]-1" office:value-type="percentage" office:value="0.436936383771329" calcext:value-type="percentage">
            <text:p>43.69%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54243" calcext:value-type="float">
            <text:p>54243</text:p>
          </table:table-cell>
          <table:table-cell office:value-type="float" office:value="8025" calcext:value-type="float">
            <text:p>8025</text:p>
          </table:table-cell>
          <table:table-cell office:value-type="float" office:value="4363763974.12" calcext:value-type="float">
            <text:p>4363763974.12</text:p>
          </table:table-cell>
          <table:table-cell office:value-type="float" office:value="9390412509.5" calcext:value-type="float">
            <text:p>9390412509.5</text:p>
          </table:table-cell>
          <table:table-cell office:value-type="float" office:value="39483008.87" calcext:value-type="float">
            <text:p>39483008.87</text:p>
          </table:table-cell>
          <table:table-cell office:value-type="float" office:value="275067117.37" calcext:value-type="float">
            <text:p>275067117.37</text:p>
          </table:table-cell>
          <table:table-cell office:value-type="float" office:value="217159786.37" calcext:value-type="float">
            <text:p>217159786.37</text:p>
          </table:table-cell>
          <table:table-cell office:value-type="float" office:value="47301851.5" calcext:value-type="float">
            <text:p>47301851.5</text:p>
          </table:table-cell>
          <table:table-cell office:value-type="float" office:value="31.62" calcext:value-type="float">
            <text:p>31.6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9483008.5" calcext:value-type="float">
            <text:p>39483008.5</text:p>
          </table:table-cell>
          <table:table-cell office:value-type="float" office:value="17.54" calcext:value-type="float">
            <text:p>17.54</text:p>
          </table:table-cell>
          <table:table-cell office:value-type="float" office:value="13.85" calcext:value-type="float">
            <text:p>13.85</text:p>
          </table:table-cell>
          <table:table-cell office:value-type="float" office:value="3.01" calcext:value-type="float">
            <text:p>3.01</text:p>
          </table:table-cell>
          <table:table-cell office:value-type="float" office:value="1.26" calcext:value-type="float">
            <text:p>1.26</text:p>
          </table:table-cell>
          <table:table-cell office:value-type="float" office:value="4.59" calcext:value-type="float">
            <text:p>4.59</text:p>
          </table:table-cell>
          <table:table-cell/>
          <table:table-cell table:formula="of:=1000*[.O11]" office:value-type="float" office:value="460" calcext:value-type="float">
            <text:p>460</text:p>
          </table:table-cell>
          <table:table-cell office:value-type="float" office:value="8025" calcext:value-type="float">
            <text:p>8025</text:p>
          </table:table-cell>
          <table:table-cell office:value-type="float" office:value="14.28" calcext:value-type="float">
            <text:p>14.28</text:p>
          </table:table-cell>
          <table:table-cell table:style-name="ce1" table:formula="of:=[.Y11]/([.X11]/1000)-1" office:value-type="percentage" office:value="0.779439252336448" calcext:value-type="percentage">
            <text:p>77.94%</text:p>
          </table:table-cell>
          <table:table-cell table:style-name="ce2" table:formula="of:=VLOOKUP([.$A11];[.$A$22:.$D$40];2;0)" office:value-type="float" office:value="1.77811509935898" calcext:value-type="float">
            <text:p>1.78</text:p>
          </table:table-cell>
          <table:table-cell table:style-name="ce1" table:formula="of:=[.AA11]/[.S11]-1" office:value-type="percentage" office:value="-0.409264086591701" calcext:value-type="percentage">
            <text:p>-40.93%</text:p>
          </table:table-cell>
          <table:table-cell table:style-name="ce2" table:formula="of:=VLOOKUP([.$A11];[.$A$22:.$D$40];3;0)" office:value-type="float" office:value="1.16464743589744" calcext:value-type="float">
            <text:p>1.16</text:p>
          </table:table-cell>
          <table:table-cell table:style-name="ce1" table:formula="of:=[.AC11]/[.T11]-1" office:value-type="percentage" office:value="-0.075676638176635" calcext:value-type="percentage">
            <text:p>-7.57%</text:p>
          </table:table-cell>
          <table:table-cell table:style-name="ce2" table:formula="of:=VLOOKUP([.$A11];[.$A$22:.$D$40];4;0)" office:value-type="float" office:value="6.98871794871795" calcext:value-type="float">
            <text:p>6.99</text:p>
          </table:table-cell>
          <table:table-cell table:style-name="ce1" table:formula="of:=[.AE11]/[.U11]-1" office:value-type="percentage" office:value="0.5225965029886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54274" calcext:value-type="float">
            <text:p>54274</text:p>
          </table:table-cell>
          <table:table-cell office:value-type="float" office:value="6018" calcext:value-type="float">
            <text:p>6018</text:p>
          </table:table-cell>
          <table:table-cell office:value-type="float" office:value="5058780557.83" calcext:value-type="float">
            <text:p>5058780557.83</text:p>
          </table:table-cell>
          <table:table-cell office:value-type="float" office:value="9076363735.5" calcext:value-type="float">
            <text:p>9076363735.5</text:p>
          </table:table-cell>
          <table:table-cell office:value-type="float" office:value="65319.33" calcext:value-type="float">
            <text:p>65319.33</text:p>
          </table:table-cell>
          <table:table-cell office:value-type="float" office:value="103129058.83" calcext:value-type="float">
            <text:p>103129058.83</text:p>
          </table:table-cell>
          <table:table-cell office:value-type="float" office:value="81792294.5" calcext:value-type="float">
            <text:p>81792294.5</text:p>
          </table:table-cell>
          <table:table-cell office:value-type="float" office:value="77662836.16" calcext:value-type="float">
            <text:p>77662836.16</text:p>
          </table:table-cell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5319.33" calcext:value-type="float">
            <text:p>65319.33</text:p>
          </table:table-cell>
          <table:table-cell office:value-type="float" office:value="6.58" calcext:value-type="float">
            <text:p>6.58</text:p>
          </table:table-cell>
          <table:table-cell office:value-type="float" office:value="5.21" calcext:value-type="float">
            <text:p>5.21</text:p>
          </table:table-cell>
          <table:table-cell office:value-type="float" office:value="4.95" calcext:value-type="float">
            <text:p>4.95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  <table:table-cell/>
          <table:table-cell table:formula="of:=1000*[.O12]" office:value-type="float" office:value="550" calcext:value-type="float">
            <text:p>550</text:p>
          </table:table-cell>
          <table:table-cell office:value-type="float" office:value="6018" calcext:value-type="float">
            <text:p>6018</text:p>
          </table:table-cell>
          <table:table-cell office:value-type="float" office:value="7.39" calcext:value-type="float">
            <text:p>7.39</text:p>
          </table:table-cell>
          <table:table-cell table:style-name="ce1" table:formula="of:=[.Y12]/([.X12]/1000)-1" office:value-type="percentage" office:value="0.227982718511133" calcext:value-type="percentage">
            <text:p>22.80%</text:p>
          </table:table-cell>
          <table:table-cell table:style-name="ce2" table:formula="of:=VLOOKUP([.$A12];[.$A$22:.$D$40];2;0)" office:value-type="float" office:value="4.70552287128713" calcext:value-type="float">
            <text:p>4.71</text:p>
          </table:table-cell>
          <table:table-cell table:style-name="ce1" table:formula="of:=[.AA12]/[.S12]-1" office:value-type="percentage" office:value="-0.049389318931893" calcext:value-type="percentage">
            <text:p>-4.94%</text:p>
          </table:table-cell>
          <table:table-cell table:style-name="ce2" table:formula="of:=VLOOKUP([.$A12];[.$A$22:.$D$40];3;0)" office:value-type="float" office:value="1.24508250825083" calcext:value-type="float">
            <text:p>1.25</text:p>
          </table:table-cell>
          <table:table-cell table:style-name="ce1" table:formula="of:=[.AC12]/[.T12]-1" office:value-type="percentage" office:value="-0.011839279166008" calcext:value-type="percentage">
            <text:p>-1.18%</text:p>
          </table:table-cell>
          <table:table-cell table:style-name="ce2" table:formula="of:=VLOOKUP([.$A12];[.$A$22:.$D$40];4;0)" office:value-type="float" office:value="1.06699669966996" calcext:value-type="float">
            <text:p>1.07</text:p>
          </table:table-cell>
          <table:table-cell table:style-name="ce1" table:formula="of:=[.AE12]/[.U12]-1" office:value-type="percentage" office:value="0.0161873330190094" calcext:value-type="percentage">
            <text:p>1.62%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54305" calcext:value-type="float">
            <text:p>54305</text:p>
          </table:table-cell>
          <table:table-cell office:value-type="float" office:value="12039" calcext:value-type="float">
            <text:p>12039</text:p>
          </table:table-cell>
          <table:table-cell office:value-type="float" office:value="1176251011.16" calcext:value-type="float">
            <text:p>1176251011.16</text:p>
          </table:table-cell>
          <table:table-cell office:value-type="float" office:value="6398165823.58" calcext:value-type="float">
            <text:p>6398165823.58</text:p>
          </table:table-cell>
          <table:table-cell office:value-type="float" office:value="64794716.08" calcext:value-type="float">
            <text:p>64794716.08</text:p>
          </table:table-cell>
          <table:table-cell office:value-type="float" office:value="222293426.91" calcext:value-type="float">
            <text:p>222293426.91</text:p>
          </table:table-cell>
          <table:table-cell office:value-type="float" office:value="216824779.5" calcext:value-type="float">
            <text:p>216824779.5</text:p>
          </table:table-cell>
          <table:table-cell office:value-type="float" office:value="52139.08" calcext:value-type="float">
            <text:p>52139.08</text:p>
          </table:table-cell>
          <table:table-cell office:value-type="float" office:value="28.58" calcext:value-type="float">
            <text:p>28.5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4794715.66" calcext:value-type="float">
            <text:p>64794715.66</text:p>
          </table:table-cell>
          <table:table-cell office:value-type="float" office:value="14.18" calcext:value-type="float">
            <text:p>14.18</text:p>
          </table:table-cell>
          <table:table-cell office:value-type="float" office:value="13.83" calcext:value-type="float">
            <text:p>13.83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table:formula="of:=1000*[.O13]" office:value-type="float" office:value="180" calcext:value-type="float">
            <text:p>180</text:p>
          </table:table-cell>
          <table:table-cell office:value-type="float" office:value="12039" calcext:value-type="float">
            <text:p>12039</text:p>
          </table:table-cell>
          <table:table-cell office:value-type="float" office:value="27.76" calcext:value-type="float">
            <text:p>27.76</text:p>
          </table:table-cell>
          <table:table-cell table:style-name="ce1" table:formula="of:=[.Y13]/([.X13]/1000)-1" office:value-type="percentage" office:value="1.30583935542819" calcext:value-type="percentage">
            <text:p>130.58%</text:p>
          </table:table-cell>
          <table:table-cell table:style-name="ce2" table:formula="of:=VLOOKUP([.$A13];[.$A$22:.$D$40];2;0)" office:value-type="float" office:value="0.00141993181818182" calcext:value-type="float">
            <text:p>0.00</text:p>
          </table:table-cell>
          <table:table-cell table:style-name="ce1"/>
          <table:table-cell table:style-name="ce2" table:formula="of:=VLOOKUP([.$A13];[.$A$22:.$D$40];3;0)" office:value-type="float" office:value="1.97944805194805" calcext:value-type="float">
            <text:p>1.98</text:p>
          </table:table-cell>
          <table:table-cell table:style-name="ce1" table:formula="of:=[.AC13]/[.T13]-1" office:value-type="percentage" office:value="0.921794225192281" calcext:value-type="percentage">
            <text:p>92.18%</text:p>
          </table:table-cell>
          <table:table-cell table:style-name="ce2" table:formula="of:=VLOOKUP([.$A13];[.$A$22:.$D$40];4;0)" office:value-type="float" office:value="141776.170162338" calcext:value-type="float">
            <text:p>141776.17</text:p>
          </table:table-cell>
          <table:table-cell table:style-name="ce1"/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54336" calcext:value-type="float">
            <text:p>54336</text:p>
          </table:table-cell>
          <table:table-cell office:value-type="float" office:value="12040" calcext:value-type="float">
            <text:p>12040</text:p>
          </table:table-cell>
          <table:table-cell office:value-type="float" office:value="5491837915" calcext:value-type="float">
            <text:p>5491837915</text:p>
          </table:table-cell>
          <table:table-cell office:value-type="float" office:value="9533631693.91" calcext:value-type="float">
            <text:p>9533631693.91</text:p>
          </table:table-cell>
          <table:table-cell office:value-type="float" office:value="6424833.83" calcext:value-type="float">
            <text:p>6424833.83</text:p>
          </table:table-cell>
          <table:table-cell office:value-type="float" office:value="249685807.83" calcext:value-type="float">
            <text:p>249685807.83</text:p>
          </table:table-cell>
          <table:table-cell office:value-type="float" office:value="166412030.25" calcext:value-type="float">
            <text:p>166412030.25</text:p>
          </table:table-cell>
          <table:table-cell office:value-type="float" office:value="162414296.41" calcext:value-type="float">
            <text:p>162414296.41</text:p>
          </table:table-cell>
          <table:table-cell office:value-type="float" office:value="34.66" calcext:value-type="float">
            <text:p>34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6424833.83" calcext:value-type="float">
            <text:p>6424833.83</text:p>
          </table:table-cell>
          <table:table-cell office:value-type="float" office:value="15.92" calcext:value-type="float">
            <text:p>15.92</text:p>
          </table:table-cell>
          <table:table-cell office:value-type="float" office:value="10.61" calcext:value-type="float">
            <text:p>10.61</text:p>
          </table:table-cell>
          <table:table-cell office:value-type="float" office:value="10.36" calcext:value-type="float">
            <text:p>10.36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1000*[.O14]" office:value-type="float" office:value="570" calcext:value-type="float">
            <text:p>570</text:p>
          </table:table-cell>
          <table:table-cell office:value-type="float" office:value="12040" calcext:value-type="float">
            <text:p>12040</text:p>
          </table:table-cell>
          <table:table-cell office:value-type="float" office:value="13.11" calcext:value-type="float">
            <text:p>13.11</text:p>
          </table:table-cell>
          <table:table-cell table:style-name="ce1" table:formula="of:=[.Y14]/([.X14]/1000)-1" office:value-type="percentage" office:value="0.0888704318936877" calcext:value-type="percentage">
            <text:p>8.89%</text:p>
          </table:table-cell>
          <table:table-cell table:style-name="ce2" table:formula="of:=VLOOKUP([.$A14];[.$A$22:.$D$40];2;0)" office:value-type="float" office:value="9.72593625249169" calcext:value-type="float">
            <text:p>9.73</text:p>
          </table:table-cell>
          <table:table-cell table:style-name="ce1" table:formula="of:=[.AA14]/[.S14]-1" office:value-type="percentage" office:value="-0.061203064431304" calcext:value-type="percentage">
            <text:p>-6.12%</text:p>
          </table:table-cell>
          <table:table-cell table:style-name="ce2" table:formula="of:=VLOOKUP([.$A14];[.$A$22:.$D$40];3;0)" office:value-type="float" office:value="1.49451827242525" calcext:value-type="float">
            <text:p>1.49</text:p>
          </table:table-cell>
          <table:table-cell table:style-name="ce1" table:formula="of:=[.AC14]/[.T14]-1" office:value-type="percentage" office:value="-0.00365448504983334" calcext:value-type="percentage">
            <text:p>-0.37%</text:p>
          </table:table-cell>
          <table:table-cell table:style-name="ce2" table:formula="of:=VLOOKUP([.$A14];[.$A$22:.$D$40];4;0)" office:value-type="float" office:value="1.03006644518272" calcext:value-type="float">
            <text:p>1.03</text:p>
          </table:table-cell>
          <table:table-cell table:style-name="ce1" table:formula="of:=[.AE14]/[.U14]-1" office:value-type="percentage" office:value="0.00986906390462727" calcext:value-type="percentage">
            <text:p>0.99%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54367" calcext:value-type="float">
            <text:p>54367</text:p>
          </table:table-cell>
          <table:table-cell office:value-type="float" office:value="10030" calcext:value-type="float">
            <text:p>10030</text:p>
          </table:table-cell>
          <table:table-cell office:value-type="float" office:value="3508088330.4" calcext:value-type="float">
            <text:p>3508088330.4</text:p>
          </table:table-cell>
          <table:table-cell office:value-type="float" office:value="9299594351.8" calcext:value-type="float">
            <text:p>9299594351.8</text:p>
          </table:table-cell>
          <table:table-cell office:value-type="float" office:value="44792869.5" calcext:value-type="float">
            <text:p>44792869.5</text:p>
          </table:table-cell>
          <table:table-cell office:value-type="float" office:value="262559886.4" calcext:value-type="float">
            <text:p>262559886.4</text:p>
          </table:table-cell>
          <table:table-cell office:value-type="float" office:value="231789420.4" calcext:value-type="float">
            <text:p>231789420.4</text:p>
          </table:table-cell>
          <table:table-cell office:value-type="float" office:value="39266196.4" calcext:value-type="float">
            <text:p>39266196.4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4792869.6" calcext:value-type="float">
            <text:p>44792869.6</text:p>
          </table:table-cell>
          <table:table-cell office:value-type="float" office:value="16.75" calcext:value-type="float">
            <text:p>16.75</text:p>
          </table:table-cell>
          <table:table-cell office:value-type="float" office:value="14.79" calcext:value-type="float">
            <text:p>14.79</text:p>
          </table:table-cell>
          <table:table-cell office:value-type="float" office:value="2.5" calcext:value-type="float">
            <text:p>2.5</text:p>
          </table:table-cell>
          <table:table-cell office:value-type="float" office:value="1.13" calcext:value-type="float">
            <text:p>1.13</text:p>
          </table:table-cell>
          <table:table-cell office:value-type="float" office:value="5.9" calcext:value-type="float">
            <text:p>5.9</text:p>
          </table:table-cell>
          <table:table-cell/>
          <table:table-cell table:formula="of:=1000*[.O15]" office:value-type="float" office:value="370" calcext:value-type="float">
            <text:p>370</text:p>
          </table:table-cell>
          <table:table-cell office:value-type="float" office:value="10030" calcext:value-type="float">
            <text:p>10030</text:p>
          </table:table-cell>
          <table:table-cell office:value-type="float" office:value="18.92" calcext:value-type="float">
            <text:p>18.92</text:p>
          </table:table-cell>
          <table:table-cell table:style-name="ce1" table:formula="of:=[.Y15]/([.X15]/1000)-1" office:value-type="percentage" office:value="0.886340977068794" calcext:value-type="percentage">
            <text:p>88.63%</text:p>
          </table:table-cell>
          <table:table-cell table:style-name="ce2" table:formula="of:=VLOOKUP([.$A15];[.$A$22:.$D$40];2;0)" office:value-type="float" office:value="1.40917517880795" calcext:value-type="float">
            <text:p>1.41</text:p>
          </table:table-cell>
          <table:table-cell table:style-name="ce1" table:formula="of:=[.AA15]/[.S15]-1" office:value-type="percentage" office:value="-0.43632992847682" calcext:value-type="percentage">
            <text:p>-43.63%</text:p>
          </table:table-cell>
          <table:table-cell table:style-name="ce2" table:formula="of:=VLOOKUP([.$A15];[.$A$22:.$D$40];3;0)" office:value-type="float" office:value="1.10013245033113" calcext:value-type="float">
            <text:p>1.10</text:p>
          </table:table-cell>
          <table:table-cell table:style-name="ce1" table:formula="of:=[.AC15]/[.T15]-1" office:value-type="percentage" office:value="-0.0264314598839556" calcext:value-type="percentage">
            <text:p>-2.64%</text:p>
          </table:table-cell>
          <table:table-cell table:style-name="ce2" table:formula="of:=VLOOKUP([.$A15];[.$A$22:.$D$40];4;0)" office:value-type="float" office:value="8.86552980132451" calcext:value-type="float">
            <text:p>8.87</text:p>
          </table:table-cell>
          <table:table-cell table:style-name="ce1" table:formula="of:=[.AE15]/[.U15]-1" office:value-type="percentage" office:value="0.502632169716019" calcext:value-type="percentage">
            <text:p>50.26%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54409" calcext:value-type="float">
            <text:p>54409</text:p>
          </table:table-cell>
          <table:table-cell office:value-type="float" office:value="6018" calcext:value-type="float">
            <text:p>6018</text:p>
          </table:table-cell>
          <table:table-cell office:value-type="float" office:value="6520546629.5" calcext:value-type="float">
            <text:p>6520546629.5</text:p>
          </table:table-cell>
          <table:table-cell office:value-type="float" office:value="9166099991" calcext:value-type="float">
            <text:p>9166099991</text:p>
          </table:table-cell>
          <table:table-cell office:value-type="float" office:value="92357.5" calcext:value-type="float">
            <text:p>92357.5</text:p>
          </table:table-cell>
          <table:table-cell office:value-type="float" office:value="200748057" calcext:value-type="float">
            <text:p>200748057</text:p>
          </table:table-cell>
          <table:table-cell office:value-type="float" office:value="201091687.5" calcext:value-type="float">
            <text:p>201091687.5</text:p>
          </table:table-cell>
          <table:table-cell office:value-type="float" office:value="195764986.66" calcext:value-type="float">
            <text:p>195764986.66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92357.5" calcext:value-type="float">
            <text:p>92357.5</text:p>
          </table:table-cell>
          <table:table-cell office:value-type="float" office:value="12.8" calcext:value-type="float">
            <text:p>12.8</text:p>
          </table:table-cell>
          <table:table-cell office:value-type="float" office:value="12.83" calcext:value-type="float">
            <text:p>12.83</text:p>
          </table:table-cell>
          <table:table-cell office:value-type="float" office:value="12.49" calcext:value-type="float">
            <text:p>12.49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1000*[.O16]" office:value-type="float" office:value="710" calcext:value-type="float">
            <text:p>710</text:p>
          </table:table-cell>
          <table:table-cell office:value-type="float" office:value="6018" calcext:value-type="float">
            <text:p>6018</text:p>
          </table:table-cell>
          <table:table-cell office:value-type="float" office:value="7.52" calcext:value-type="float">
            <text:p>7.52</text:p>
          </table:table-cell>
          <table:table-cell table:style-name="ce1" table:formula="of:=[.Y16]/([.X16]/1000)-1" office:value-type="percentage" office:value="0.24958457959455" calcext:value-type="percentage">
            <text:p>24.96%</text:p>
          </table:table-cell>
          <table:table-cell table:style-name="ce2" table:formula="of:=VLOOKUP([.$A16];[.$A$22:.$D$40];2;0)" office:value-type="float" office:value="10.8926620066225" calcext:value-type="float">
            <text:p>10.89</text:p>
          </table:table-cell>
          <table:table-cell table:style-name="ce1" table:formula="of:=[.AA16]/[.S16]-1" office:value-type="percentage" office:value="-0.127889350950961" calcext:value-type="percentage">
            <text:p>-12.79%</text:p>
          </table:table-cell>
          <table:table-cell table:style-name="ce2" table:formula="of:=VLOOKUP([.$A16];[.$A$22:.$D$40];3;0)" office:value-type="float" office:value="0.988145695364242" calcext:value-type="float">
            <text:p>0.99</text:p>
          </table:table-cell>
          <table:table-cell table:style-name="ce1" table:formula="of:=[.AC16]/[.T16]-1" office:value-type="percentage" office:value="-0.00187303498561398" calcext:value-type="percentage">
            <text:p>-0.19%</text:p>
          </table:table-cell>
          <table:table-cell table:style-name="ce2" table:formula="of:=VLOOKUP([.$A16];[.$A$22:.$D$40];4;0)" office:value-type="float" office:value="1.04096026490066" calcext:value-type="float">
            <text:p>1.04</text:p>
          </table:table-cell>
          <table:table-cell table:style-name="ce1" table:formula="of:=[.AE16]/[.U16]-1" office:value-type="percentage" office:value="0.0205492793143724" calcext:value-type="percentage">
            <text:p>2.05%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office:value-type="float" office:value="54440" calcext:value-type="float">
            <text:p>54440</text:p>
          </table:table-cell>
          <table:table-cell office:value-type="float" office:value="14043" calcext:value-type="float">
            <text:p>14043</text:p>
          </table:table-cell>
          <table:table-cell office:value-type="float" office:value="19271387148.42" calcext:value-type="float">
            <text:p>19271387148.42</text:p>
          </table:table-cell>
          <table:table-cell office:value-type="float" office:value="9568090842.07" calcext:value-type="float">
            <text:p>9568090842.07</text:p>
          </table:table-cell>
          <table:table-cell office:value-type="float" office:value="2955501.57" calcext:value-type="float">
            <text:p>2955501.57</text:p>
          </table:table-cell>
          <table:table-cell office:value-type="float" office:value="413199679.35" calcext:value-type="float">
            <text:p>413199679.35</text:p>
          </table:table-cell>
          <table:table-cell office:value-type="float" office:value="382415309.85" calcext:value-type="float">
            <text:p>382415309.85</text:p>
          </table:table-cell>
          <table:table-cell office:value-type="float" office:value="43023048" calcext:value-type="float">
            <text:p>43023048</text:p>
          </table:table-cell>
          <table:table-cell office:value-type="float" office:value="38.92" calcext:value-type="float">
            <text:p>38.9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2955501.57" calcext:value-type="float">
            <text:p>2955501.57</text:p>
          </table:table-cell>
          <table:table-cell office:value-type="float" office:value="26.36" calcext:value-type="float">
            <text:p>26.36</text:p>
          </table:table-cell>
          <table:table-cell office:value-type="float" office:value="24.39" calcext:value-type="float">
            <text:p>24.39</text:p>
          </table:table-cell>
          <table:table-cell office:value-type="float" office:value="2.74" calcext:value-type="float">
            <text:p>2.74</text:p>
          </table:table-cell>
          <table:table-cell office:value-type="float" office:value="1.08" calcext:value-type="float">
            <text:p>1.08</text:p>
          </table:table-cell>
          <table:table-cell office:value-type="float" office:value="8.89" calcext:value-type="float">
            <text:p>8.89</text:p>
          </table:table-cell>
          <table:table-cell/>
          <table:table-cell table:formula="of:=1000*[.O17]" office:value-type="float" office:value="2010" calcext:value-type="float">
            <text:p>2010</text:p>
          </table:table-cell>
          <table:table-cell office:value-type="float" office:value="14043" calcext:value-type="float">
            <text:p>14043</text:p>
          </table:table-cell>
          <table:table-cell office:value-type="float" office:value="16.75" calcext:value-type="float">
            <text:p>16.75</text:p>
          </table:table-cell>
          <table:table-cell table:style-name="ce1" table:formula="of:=[.Y17]/([.X17]/1000)-1" office:value-type="percentage" office:value="0.19276507868689" calcext:value-type="percentage">
            <text:p>19.28%</text:p>
          </table:table-cell>
          <table:table-cell table:style-name="ce2" table:formula="of:=VLOOKUP([.$A17];[.$A$22:.$D$40];2;0)" office:value-type="float" office:value="2.70015905280528" calcext:value-type="float">
            <text:p>2.70</text:p>
          </table:table-cell>
          <table:table-cell table:style-name="ce1" table:formula="of:=[.AA17]/[.S17]-1" office:value-type="percentage" office:value="-0.0145404916769052" calcext:value-type="percentage">
            <text:p>-1.45%</text:p>
          </table:table-cell>
          <table:table-cell table:style-name="ce2" table:formula="of:=VLOOKUP([.$A17];[.$A$22:.$D$40];3;0)" office:value-type="float" office:value="1.10283828382839" calcext:value-type="float">
            <text:p>1.10</text:p>
          </table:table-cell>
          <table:table-cell table:style-name="ce1" table:formula="of:=[.AC17]/[.T17]-1" office:value-type="percentage" office:value="0.021146559100361" calcext:value-type="percentage">
            <text:p>2.11%</text:p>
          </table:table-cell>
          <table:table-cell table:style-name="ce2" table:formula="of:=VLOOKUP([.$A17];[.$A$22:.$D$40];4;0)" office:value-type="float" office:value="8.1380198019802" calcext:value-type="float">
            <text:p>8.14</text:p>
          </table:table-cell>
          <table:table-cell table:style-name="ce1" table:formula="of:=[.AE17]/[.U17]-1" office:value-type="percentage" office:value="-0.084587198877368" calcext:value-type="percentage">
            <text:p>-8.46%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54471" calcext:value-type="float">
            <text:p>54471</text:p>
          </table:table-cell>
          <table:table-cell office:value-type="float" office:value="14042" calcext:value-type="float">
            <text:p>14042</text:p>
          </table:table-cell>
          <table:table-cell office:value-type="float" office:value="24125741259.64" calcext:value-type="float">
            <text:p>24125741259.64</text:p>
          </table:table-cell>
          <table:table-cell office:value-type="float" office:value="9483415528.71" calcext:value-type="float">
            <text:p>9483415528.71</text:p>
          </table:table-cell>
          <table:table-cell office:value-type="float" office:value="4142368.28" calcext:value-type="float">
            <text:p>4142368.28</text:p>
          </table:table-cell>
          <table:table-cell office:value-type="float" office:value="377424547.71" calcext:value-type="float">
            <text:p>377424547.71</text:p>
          </table:table-cell>
          <table:table-cell office:value-type="float" office:value="377391241.64" calcext:value-type="float">
            <text:p>377391241.64</text:p>
          </table:table-cell>
          <table:table-cell office:value-type="float" office:value="1184290.57" calcext:value-type="float">
            <text:p>1184290.57</text:p>
          </table:table-cell>
          <table:table-cell office:value-type="float" office:value="36.07" calcext:value-type="float">
            <text:p>36.0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4142368.28" calcext:value-type="float">
            <text:p>4142368.28</text:p>
          </table:table-cell>
          <table:table-cell table:number-columns-repeated="2" office:value-type="float" office:value="24.08" calcext:value-type="float">
            <text:p>24.08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323.5" calcext:value-type="float">
            <text:p>323.5</text:p>
          </table:table-cell>
          <table:table-cell/>
          <table:table-cell table:formula="of:=1000*[.O18]" office:value-type="float" office:value="2540" calcext:value-type="float">
            <text:p>2540</text:p>
          </table:table-cell>
          <table:table-cell office:value-type="float" office:value="14042" calcext:value-type="float">
            <text:p>14042</text:p>
          </table:table-cell>
          <table:table-cell office:value-type="float" office:value="15.7" calcext:value-type="float">
            <text:p>15.7</text:p>
          </table:table-cell>
          <table:table-cell table:style-name="ce1" table:formula="of:=[.Y18]/([.X18]/1000)-1" office:value-type="percentage" office:value="0.118074348383421" calcext:value-type="percentage">
            <text:p>11.81%</text:p>
          </table:table-cell>
          <table:table-cell table:style-name="ce2" table:formula="of:=VLOOKUP([.$A18];[.$A$22:.$D$40];2;0)" office:value-type="float" office:value="0.0930470825082508" calcext:value-type="float">
            <text:p>0.09</text:p>
          </table:table-cell>
          <table:table-cell table:style-name="ce1" table:formula="of:=[.AA18]/[.S18]-1" office:value-type="percentage" office:value="0.329244035832154" calcext:value-type="percentage">
            <text:p>32.92%</text:p>
          </table:table-cell>
          <table:table-cell table:style-name="ce2" table:formula="of:=VLOOKUP([.$A18];[.$A$22:.$D$40];3;0)" office:value-type="float" office:value="0.979999999999999" calcext:value-type="float">
            <text:p>0.98</text:p>
          </table:table-cell>
          <table:table-cell table:style-name="ce1" table:formula="of:=[.AC18]/[.T18]-1" office:value-type="percentage" office:value="-0.0200000000000009" calcext:value-type="percentage">
            <text:p>-2.00%</text:p>
          </table:table-cell>
          <table:table-cell table:style-name="ce2" table:formula="of:=VLOOKUP([.$A18];[.$A$22:.$D$40];4;0)" office:value-type="float" office:value="251.754521452145" calcext:value-type="float">
            <text:p>251.75</text:p>
          </table:table-cell>
          <table:table-cell table:style-name="ce1" table:formula="of:=[.AE18]/[.U18]-1" office:value-type="percentage" office:value="-0.221778913594606" calcext:value-type="percentage">
            <text:p>-22.18%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54509" calcext:value-type="float">
            <text:p>54509</text:p>
          </table:table-cell>
          <table:table-cell office:value-type="float" office:value="7022" calcext:value-type="float">
            <text:p>7022</text:p>
          </table:table-cell>
          <table:table-cell office:value-type="float" office:value="4202783359" calcext:value-type="float">
            <text:p>4202783359</text:p>
          </table:table-cell>
          <table:table-cell office:value-type="float" office:value="9006785902" calcext:value-type="float">
            <text:p>9006785902</text:p>
          </table:table-cell>
          <table:table-cell office:value-type="float" office:value="40299.28" calcext:value-type="float">
            <text:p>40299.28</text:p>
          </table:table-cell>
          <table:table-cell office:value-type="float" office:value="46488341.42" calcext:value-type="float">
            <text:p>46488341.42</text:p>
          </table:table-cell>
          <table:table-cell office:value-type="float" office:value="42216206" calcext:value-type="float">
            <text:p>42216206</text:p>
          </table:table-cell>
          <table:table-cell office:value-type="float" office:value="35326305.85" calcext:value-type="float">
            <text:p>35326305.85</text:p>
          </table:table-cell>
          <table:table-cell office:value-type="float" office:value="29.85" calcext:value-type="float">
            <text:p>29.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0299.28" calcext:value-type="float">
            <text:p>40299.28</text:p>
          </table:table-cell>
          <table:table-cell office:value-type="float" office:value="2.96" calcext:value-type="float">
            <text:p>2.96</text:p>
          </table:table-cell>
          <table:table-cell office:value-type="float" office:value="2.69" calcext:value-type="float">
            <text:p>2.69</text:p>
          </table:table-cell>
          <table:table-cell office:value-type="float" office:value="2.25" calcext:value-type="float">
            <text:p>2.25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  <table:table-cell/>
          <table:table-cell table:formula="of:=1000*[.O19]" office:value-type="float" office:value="460" calcext:value-type="float">
            <text:p>460</text:p>
          </table:table-cell>
          <table:table-cell office:value-type="float" office:value="7022" calcext:value-type="float">
            <text:p>7022</text:p>
          </table:table-cell>
          <table:table-cell office:value-type="float" office:value="8.61" calcext:value-type="float">
            <text:p>8.61</text:p>
          </table:table-cell>
          <table:table-cell table:style-name="ce1" table:formula="of:=[.Y19]/([.X19]/1000)-1" office:value-type="percentage" office:value="0.226146397037881" calcext:value-type="percentage">
            <text:p>22.61%</text:p>
          </table:table-cell>
          <table:table-cell table:style-name="ce2" table:formula="of:=VLOOKUP([.$A19];[.$A$22:.$D$40];2;0)" office:value-type="float" office:value="2.0515079" calcext:value-type="float">
            <text:p>2.05</text:p>
          </table:table-cell>
          <table:table-cell table:style-name="ce1" table:formula="of:=[.AA19]/[.S19]-1" office:value-type="percentage" office:value="-0.0882187111111112" calcext:value-type="percentage">
            <text:p>-8.82%</text:p>
          </table:table-cell>
          <table:table-cell table:style-name="ce2" table:formula="of:=VLOOKUP([.$A19];[.$A$22:.$D$40];3;0)" office:value-type="float" office:value="1.08603333333333" calcext:value-type="float">
            <text:p>1.09</text:p>
          </table:table-cell>
          <table:table-cell table:style-name="ce1" table:formula="of:=[.AC19]/[.T19]-1" office:value-type="percentage" office:value="-0.0126969696969728" calcext:value-type="percentage">
            <text:p>-1.27%</text:p>
          </table:table-cell>
          <table:table-cell table:style-name="ce2" table:formula="of:=VLOOKUP([.$A19];[.$A$22:.$D$40];4;0)" office:value-type="float" office:value="1.21413333333333" calcext:value-type="float">
            <text:p>1.21</text:p>
          </table:table-cell>
          <table:table-cell table:style-name="ce1" table:formula="of:=[.AE19]/[.U19]-1" office:value-type="percentage" office:value="0.0202801120448151" calcext:value-type="percentage">
            <text:p>2.03%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54540" calcext:value-type="float">
            <text:p>54540</text:p>
          </table:table-cell>
          <table:table-cell office:value-type="float" office:value="14042" calcext:value-type="float">
            <text:p>14042</text:p>
          </table:table-cell>
          <table:table-cell office:value-type="float" office:value="21144867812.14" calcext:value-type="float">
            <text:p>21144867812.14</text:p>
          </table:table-cell>
          <table:table-cell office:value-type="float" office:value="9562969882.07" calcext:value-type="float">
            <text:p>9562969882.07</text:p>
          </table:table-cell>
          <table:table-cell office:value-type="float" office:value="5750263.21" calcext:value-type="float">
            <text:p>5750263.21</text:p>
          </table:table-cell>
          <table:table-cell office:value-type="float" office:value="342547058.07" calcext:value-type="float">
            <text:p>342547058.07</text:p>
          </table:table-cell>
          <table:table-cell office:value-type="float" office:value="400868217.07" calcext:value-type="float">
            <text:p>400868217.07</text:p>
          </table:table-cell>
          <table:table-cell office:value-type="float" office:value="41634929.07" calcext:value-type="float">
            <text:p>41634929.07</text:p>
          </table:table-cell>
          <table:table-cell office:value-type="float" office:value="38.78" calcext:value-type="float">
            <text:p>38.7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office:value-type="float" office:value="5750263.21" calcext:value-type="float">
            <text:p>5750263.21</text:p>
          </table:table-cell>
          <table:table-cell office:value-type="float" office:value="21.85" calcext:value-type="float">
            <text:p>21.85</text:p>
          </table:table-cell>
          <table:table-cell office:value-type="float" office:value="25.57" calcext:value-type="float">
            <text:p>25.57</text:p>
          </table:table-cell>
          <table:table-cell office:value-type="float" office:value="2.65" calcext:value-type="float">
            <text:p>2.65</text:p>
          </table:table-cell>
          <table:table-cell office:value-type="float" office:value="0.85" calcext:value-type="float">
            <text:p>0.85</text:p>
          </table:table-cell>
          <table:table-cell office:value-type="float" office:value="9.62" calcext:value-type="float">
            <text:p>9.62</text:p>
          </table:table-cell>
          <table:table-cell/>
          <table:table-cell table:formula="of:=1000*[.O20]" office:value-type="float" office:value="2210" calcext:value-type="float">
            <text:p>2210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table:style-name="ce1" table:formula="of:=[.Y20]/([.X20]/1000)-1" office:value-type="percentage" office:value="0.0682238997293834" calcext:value-type="percentage">
            <text:p>6.82%</text:p>
          </table:table-cell>
          <table:table-cell table:style-name="ce2" table:formula="of:=VLOOKUP([.$A20];[.$A$22:.$D$40];2;0)" office:value-type="float" office:value="0.0906695064516129" calcext:value-type="float">
            <text:p>0.09</text:p>
          </table:table-cell>
          <table:table-cell table:style-name="ce1" table:formula="of:=[.AA20]/[.S20]-1" office:value-type="percentage" office:value="-0.965785091905052" calcext:value-type="percentage">
            <text:p>-96.58%</text:p>
          </table:table-cell>
          <table:table-cell table:style-name="ce2" table:formula="of:=VLOOKUP([.$A20];[.$A$22:.$D$40];3;0)" office:value-type="float" office:value="0.816709677419352" calcext:value-type="float">
            <text:p>0.82</text:p>
          </table:table-cell>
          <table:table-cell table:style-name="ce1" table:formula="of:=[.AC20]/[.T20]-1" office:value-type="percentage" office:value="-0.0391650853889975" calcext:value-type="percentage">
            <text:p>-3.92%</text:p>
          </table:table-cell>
          <table:table-cell table:style-name="ce2" table:formula="of:=VLOOKUP([.$A20];[.$A$22:.$D$40];4;0)" office:value-type="float" office:value="328.318677419355" calcext:value-type="float">
            <text:p>328.32</text:p>
          </table:table-cell>
          <table:table-cell table:style-name="ce1" table:formula="of:=[.AE20]/[.U20]-1" office:value-type="percentage" office:value="33.1287606465026" calcext:value-type="percentage">
            <text:p>3312.88%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9.72593625249169" calcext:value-type="float">
            <text:p>9.7259362525</text:p>
          </table:table-cell>
          <table:table-cell office:value-type="float" office:value="1.49451827242525" calcext:value-type="float">
            <text:p>1.4945182724</text:p>
          </table:table-cell>
          <table:table-cell office:value-type="float" office:value="1.03006644518272" calcext:value-type="float">
            <text:p>1.030066445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0.342350512121212" calcext:value-type="float">
            <text:p>0.3423505121</text:p>
          </table:table-cell>
          <table:table-cell office:value-type="float" office:value="0.62233333333333" calcext:value-type="float">
            <text:p>0.6223333333</text:p>
          </table:table-cell>
          <table:table-cell office:value-type="float" office:value="93.5619393939395" calcext:value-type="float">
            <text:p>93.561939393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10.8926620066225" calcext:value-type="float">
            <text:p>10.8926620066</text:p>
          </table:table-cell>
          <table:table-cell office:value-type="float" office:value="0.988145695364242" calcext:value-type="float">
            <text:p>0.9881456954</text:p>
          </table:table-cell>
          <table:table-cell office:value-type="float" office:value="1.04096026490066" calcext:value-type="float">
            <text:p>1.040960264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0.0000574248366013072" calcext:value-type="float">
            <text:p>5.74248366013072E-05</text:p>
          </table:table-cell>
          <table:table-cell office:value-type="float" office:value="0.912745098039215" calcext:value-type="float">
            <text:p>0.912745098</text:p>
          </table:table-cell>
          <table:table-cell office:value-type="float" office:value="58321.995882353" calcext:value-type="float">
            <text:p>58321.9958823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0.0130228726708075" calcext:value-type="float">
            <text:p>0.0130228727</text:p>
          </table:table-cell>
          <table:table-cell office:value-type="float" office:value="2.2832608695652" calcext:value-type="float">
            <text:p>2.2832608696</text:p>
          </table:table-cell>
          <table:table-cell office:value-type="float" office:value="1397.09829192546" calcext:value-type="float">
            <text:p>1397.098291925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0.0106193343558282" calcext:value-type="float">
            <text:p>0.0106193344</text:p>
          </table:table-cell>
          <table:table-cell office:value-type="float" office:value="2.28880368098159" calcext:value-type="float">
            <text:p>2.288803681</text:p>
          </table:table-cell>
          <table:table-cell office:value-type="float" office:value="1819.92061349693" calcext:value-type="float">
            <text:p>1819.920613496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0.00870780327868852" calcext:value-type="float">
            <text:p>0.0087078033</text:p>
          </table:table-cell>
          <table:table-cell office:value-type="float" office:value="0.764655737704918" calcext:value-type="float">
            <text:p>0.7646557377</text:p>
          </table:table-cell>
          <table:table-cell office:value-type="float" office:value="8512.06137704918" calcext:value-type="float">
            <text:p>8512.061377049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0.28598939464883" calcext:value-type="float">
            <text:p>0.2859893946</text:p>
          </table:table-cell>
          <table:table-cell office:value-type="float" office:value="153.857391304348" calcext:value-type="float">
            <text:p>153.8573913043</text:p>
          </table:table-cell>
          <table:table-cell office:value-type="float" office:value="7.45053511705685" calcext:value-type="float">
            <text:p>7.450535117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0.00885900952380952" calcext:value-type="float">
            <text:p>0.0088590095</text:p>
          </table:table-cell>
          <table:table-cell office:value-type="float" office:value="2.28288888888889" calcext:value-type="float">
            <text:p>2.2828888889</text:p>
          </table:table-cell>
          <table:table-cell office:value-type="float" office:value="2209.85009523809" calcext:value-type="float">
            <text:p>2209.850095238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1.77811509935898" calcext:value-type="float">
            <text:p>1.7781150994</text:p>
          </table:table-cell>
          <table:table-cell office:value-type="float" office:value="1.16464743589744" calcext:value-type="float">
            <text:p>1.1646474359</text:p>
          </table:table-cell>
          <table:table-cell office:value-type="float" office:value="6.98871794871795" calcext:value-type="float">
            <text:p>6.988717948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4.70552287128713" calcext:value-type="float">
            <text:p>4.7055228713</text:p>
          </table:table-cell>
          <table:table-cell office:value-type="float" office:value="1.24508250825083" calcext:value-type="float">
            <text:p>1.2450825083</text:p>
          </table:table-cell>
          <table:table-cell office:value-type="float" office:value="1.06699669966996" calcext:value-type="float">
            <text:p>1.066996699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.40917517880795" calcext:value-type="float">
            <text:p>1.4091751788</text:p>
          </table:table-cell>
          <table:table-cell office:value-type="float" office:value="1.10013245033113" calcext:value-type="float">
            <text:p>1.1001324503</text:p>
          </table:table-cell>
          <table:table-cell office:value-type="float" office:value="8.86552980132451" calcext:value-type="float">
            <text:p>8.865529801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yr2k_STANDARD</text:p>
          </table:table-cell>
          <table:table-cell office:value-type="float" office:value="2.70015905280528" calcext:value-type="float">
            <text:p>2.7001590528</text:p>
          </table:table-cell>
          <table:table-cell office:value-type="float" office:value="1.10283828382839" calcext:value-type="float">
            <text:p>1.1028382838</text:p>
          </table:table-cell>
          <table:table-cell office:value-type="float" office:value="8.1380198019802" calcext:value-type="float">
            <text:p>8.1380198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0.0930470825082508" calcext:value-type="float">
            <text:p>0.0930470825</text:p>
          </table:table-cell>
          <table:table-cell office:value-type="float" office:value="0.979999999999999" calcext:value-type="float">
            <text:p>0.98</text:p>
          </table:table-cell>
          <table:table-cell office:value-type="float" office:value="251.754521452145" calcext:value-type="float">
            <text:p>251.75452145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2.0515079" calcext:value-type="float">
            <text:p>2.0515079</text:p>
          </table:table-cell>
          <table:table-cell office:value-type="float" office:value="1.08603333333333" calcext:value-type="float">
            <text:p>1.0860333333</text:p>
          </table:table-cell>
          <table:table-cell office:value-type="float" office:value="1.21413333333333" calcext:value-type="float">
            <text:p>1.214133333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0.0906695064516129" calcext:value-type="float">
            <text:p>0.0906695065</text:p>
          </table:table-cell>
          <table:table-cell office:value-type="float" office:value="0.816709677419352" calcext:value-type="float">
            <text:p>0.8167096774</text:p>
          </table:table-cell>
          <table:table-cell office:value-type="float" office:value="328.318677419355" calcext:value-type="float">
            <text:p>328.318677419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0.28648595751634" calcext:value-type="float">
            <text:p>0.2864859575</text:p>
          </table:table-cell>
          <table:table-cell office:value-type="float" office:value="1.26153594771242" calcext:value-type="float">
            <text:p>1.2615359477</text:p>
          </table:table-cell>
          <table:table-cell office:value-type="float" office:value="16.3519934640523" calcext:value-type="float">
            <text:p>16.35199346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0.00141993181818182" calcext:value-type="float">
            <text:p>0.0014199318</text:p>
          </table:table-cell>
          <table:table-cell office:value-type="float" office:value="1.97944805194805" calcext:value-type="float">
            <text:p>1.9794480519</text:p>
          </table:table-cell>
          <table:table-cell office:value-type="float" office:value="141776.170162338" calcext:value-type="float">
            <text:p>141776.17016233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2.17690768106312" calcext:value-type="float">
            <text:p>2.1769076811</text:p>
          </table:table-cell>
          <table:table-cell office:value-type="float" office:value="5.01667774086378" calcext:value-type="float">
            <text:p>5.0166777409</text:p>
          </table:table-cell>
          <table:table-cell office:value-type="float" office:value="2.27425249169435" calcext:value-type="float">
            <text:p>2.2742524917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21:35:12.520293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17:18.557600828</meta:creation-date>
    <dc:date>2016-07-21T23:00:42.356760628</dc:date>
    <meta:editing-duration>PT46M3S</meta:editing-duration>
    <meta:editing-cycles>4</meta:editing-cycles>
    <meta:generator>LibreOffice/5.1.4.2$Linux_X86_64 LibreOffice_project/10m0$Build-2</meta:generator>
    <meta:document-statistic meta:table-count="1" meta:cell-count="687" meta:object-count="0"/>
  </office:meta>
</office:document-meta>
</file>